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96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. Entretien d1/4 d'h. Poste de project manager à distance possible sur Paris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7-25T00:00:00" table:style-name="ce15">
            <text:p>25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Benjamin Lumbroso</text:p>
          </table:table-cell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4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25T07:16:57Z</dc:date>
    <meta:editing-cycles>127</meta:editing-cycles>
    <meta:editing-duration>PT127140S</meta:editing-duration>
  </office:meta>
</office:document-meta>
</file>